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ff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 (PairWise)" table:style-name="ta1">
        <table:table-column table:style-name="co1" table:number-columns-repeated="1022" table:default-cell-style-name="ce3"/>
        <table:table-row table:style-name="ro7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/>
          <table:table-cell/>
          <table:table-cell table:style-name="ce49" office:value-type="string" calcext:value-type="string" table:number-columns-spanned="6" table:number-rows-spanned="2">
            <text:p>SFV – Segment Length = 5 frames for layer 1. Using libLinear. PCA: 90% of Energy</text:p>
          </table:table-cell>
          <table:covered-table-cell table:number-columns-repeated="5"/>
          <table:table-cell/>
          <table:table-cell table:style-name="ce60" office:value-type="string" calcext:value-type="string" table:number-columns-spanned="6" table:number-rows-spanned="1">
            <text:p>SFV – Segment Length = 5 frames for layer 1. Using libLinear. Random Projection Using same dimension as PCA</text:p>
          </table:table-cell>
          <table:covered-table-cell table:number-columns-repeated="5" table:style-name="ce9"/>
          <table:table-cell table:number-columns-repeated="1002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60" calcext:value-type="float">
            <text:p>60.00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7619" calcext:value-type="float">
            <text:p>44.76</text:p>
          </table:table-cell>
          <table:table-cell table:style-name="ce44" office:value-type="float" office:value="45.7143" calcext:value-type="float">
            <text:p>45.71</text:p>
          </table:table-cell>
          <table:table-cell table:style-name="ce44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4.4444" calcext:value-type="float">
            <text:p>64.44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44" office:value-type="float" office:value="48.8889" calcext:value-type="float">
            <text:p>48.89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24.4444" calcext:value-type="float">
            <text:p>24.44</text:p>
          </table:table-cell>
          <table:table-cell table:number-columns-repeated="3" table:style-name="ce44" office:value-type="float" office:value="28.8889" calcext:value-type="float">
            <text:p>2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6:.C15])" office:value-type="float" office:value="52.09523" calcext:value-type="float">
            <text:p>52.10</text:p>
          </table:table-cell>
          <table:table-cell table:style-name="ce46" table:formula="of:=AVERAGE([.D6:.D15])" office:value-type="float" office:value="49.71428" calcext:value-type="float">
            <text:p>49.71</text:p>
          </table:table-cell>
          <table:table-cell table:style-name="ce48" table:formula="of:=AVERAGE([.E6:.E15])" office:value-type="float" office:value="49.26984" calcext:value-type="float">
            <text:p>49.27</text:p>
          </table:table-cell>
          <table:table-cell table:style-name="ce45" table:formula="of:=AVERAGE([.F6:.F15])" office:value-type="float" office:value="48.95238" calcext:value-type="float">
            <text:p>48.9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6:.J15])" office:value-type="float" office:value="49.74603" calcext:value-type="float">
            <text:p>49.75</text:p>
          </table:table-cell>
          <table:table-cell table:style-name="ce46" table:formula="of:=AVERAGE([.K6:.K15])" office:value-type="float" office:value="50.28572" calcext:value-type="float">
            <text:p>50.29</text:p>
          </table:table-cell>
          <table:table-cell table:style-name="ce54" table:formula="of:=AVERAGE([.L6:.L15])" office:value-type="float" office:value="50.41271" calcext:value-type="float">
            <text:p>50.41</text:p>
          </table:table-cell>
          <table:table-cell table:style-name="ce45" table:formula="of:=AVERAGE([.M6:.M15])" office:value-type="float" office:value="50.50793" calcext:value-type="float">
            <text:p>50.51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6:.Q15])" office:value-type="float" office:value="52.22223" calcext:value-type="float">
            <text:p>52.22</text:p>
          </table:table-cell>
          <table:table-cell table:style-name="ce46" table:formula="of:=AVERAGE([.R6:.R15])" office:value-type="float" office:value="51.36507" calcext:value-type="float">
            <text:p>51.37</text:p>
          </table:table-cell>
          <table:table-cell table:style-name="ce62" table:formula="of:=AVERAGE([.S6:.S15])" office:value-type="float" office:value="51.90475" calcext:value-type="float">
            <text:p>51.90</text:p>
          </table:table-cell>
          <table:table-cell table:style-name="ce45" table:formula="of:=AVERAGE([.T6:.T15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1.9048" calcext:value-type="float">
            <text:p>41.90</text:p>
          </table:table-cell>
          <table:table-cell table:number-columns-repeated="3" table:style-name="ce44" office:value-type="float" office:value="42.8571" calcext:value-type="float">
            <text:p>4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44" office:value-type="float" office:value="51.4286" calcext:value-type="float">
            <text:p>51.43</text:p>
          </table:table-cell>
          <table:table-cell table:style-name="ce56" office:value-type="float" office:value="52.381" calcext:value-type="float">
            <text:p>52.38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56" office:value-type="float" office:value="62.2222" calcext:value-type="float">
            <text:p>62.22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37.7778" calcext:value-type="float">
            <text:p>37.78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56" office:value-type="float" office:value="68.8889" calcext:value-type="float">
            <text:p>68.89</text:p>
          </table:table-cell>
          <table:table-cell table:style-name="ce44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56" office:value-type="float" office:value="66.6667" calcext:value-type="float">
            <text:p>66.67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64.4444" calcext:value-type="float">
            <text:p>64.44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3" table:formula="of:=AVERAGE([.C21:.C30])" office:value-type="float" office:value="52.6349" calcext:value-type="float">
            <text:p>52.63</text:p>
          </table:table-cell>
          <table:table-cell table:style-name="ce46" table:formula="of:=AVERAGE([.D21:.D30])" office:value-type="float" office:value="50.28571" calcext:value-type="float">
            <text:p>50.29</text:p>
          </table:table-cell>
          <table:table-cell table:style-name="ce48" table:formula="of:=AVERAGE([.E21:.E30])" office:value-type="float" office:value="48.79365" calcext:value-type="float">
            <text:p>48.79</text:p>
          </table:table-cell>
          <table:table-cell table:style-name="ce45" table:formula="of:=AVERAGE([.F21:.F30])" office:value-type="float" office:value="49.14286" calcext:value-type="float">
            <text:p>49.14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J21:.J30])" office:value-type="float" office:value="55.96826" calcext:value-type="float">
            <text:p>55.97</text:p>
          </table:table-cell>
          <table:table-cell table:style-name="ce46" table:formula="of:=AVERAGE([.K21:.K30])" office:value-type="float" office:value="56.50794" calcext:value-type="float">
            <text:p>56.51</text:p>
          </table:table-cell>
          <table:table-cell table:style-name="ce57" table:formula="of:=AVERAGE([.L21:.L30])" office:value-type="float" office:value="56.73016" calcext:value-type="float">
            <text:p>56.73</text:p>
          </table:table-cell>
          <table:table-cell table:style-name="ce51" table:formula="of:=AVERAGE([.M21:.M30])" office:value-type="float" office:value="56.73016" calcext:value-type="float">
            <text:p>56.73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Q21:.Q30])" office:value-type="float" office:value="52.92064" calcext:value-type="float">
            <text:p>52.92</text:p>
          </table:table-cell>
          <table:table-cell table:style-name="ce46" table:formula="of:=AVERAGE([.R21:.R30])" office:value-type="float" office:value="52.92062" calcext:value-type="float">
            <text:p>52.92</text:p>
          </table:table-cell>
          <table:table-cell table:style-name="ce63" table:formula="of:=AVERAGE([.S21:.S30])" office:value-type="float" office:value="53.68254" calcext:value-type="float">
            <text:p>53.68</text:p>
          </table:table-cell>
          <table:table-cell table:style-name="ce51" table:formula="of:=AVERAGE([.T21:.T30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28.8889" calcext:value-type="float">
            <text:p>28.89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44" office:value-type="float" office:value="20" calcext:value-type="float">
            <text:p>20.00</text:p>
          </table:table-cell>
          <table:table-cell table:style-name="ce44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0.9524" calcext:value-type="float">
            <text:p>60.95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44" office:value-type="float" office:value="38.0952" calcext:value-type="float">
            <text:p>38.1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38.0952" calcext:value-type="float">
            <text:p>38.10</text:p>
          </table:table-cell>
          <table:table-cell table:style-name="ce44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22.2222" calcext:value-type="float">
            <text:p>22.22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3"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2"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36:.C45])" office:value-type="float" office:value="52.15872" calcext:value-type="float">
            <text:p>52.16</text:p>
          </table:table-cell>
          <table:table-cell table:style-name="ce46" table:formula="of:=AVERAGE([.D36:.D45])" office:value-type="float" office:value="50.06348" calcext:value-type="float">
            <text:p>50.06</text:p>
          </table:table-cell>
          <table:table-cell table:style-name="ce48" table:formula="of:=AVERAGE([.E36:.E45])" office:value-type="float" office:value="48" calcext:value-type="float">
            <text:p>48.00</text:p>
          </table:table-cell>
          <table:table-cell table:style-name="ce45" table:formula="of:=AVERAGE([.F36:.F45])" office:value-type="float" office:value="48.53968" calcext:value-type="float">
            <text:p>48.54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36:.J45])" office:value-type="float" office:value="51.36507" calcext:value-type="float">
            <text:p>51.37</text:p>
          </table:table-cell>
          <table:table-cell table:style-name="ce46" table:formula="of:=AVERAGE([.K36:.K45])" office:value-type="float" office:value="52.25396" calcext:value-type="float">
            <text:p>52.25</text:p>
          </table:table-cell>
          <table:table-cell table:style-name="ce58" table:formula="of:=AVERAGE([.L36:.L45])" office:value-type="float" office:value="51.80951" calcext:value-type="float">
            <text:p>51.81</text:p>
          </table:table-cell>
          <table:table-cell table:style-name="ce45" table:formula="of:=AVERAGE([.M36:.M45])" office:value-type="float" office:value="52.25394" calcext:value-type="float">
            <text:p>52.2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Q36:.Q45])" office:value-type="float" office:value="46.25396" calcext:value-type="float">
            <text:p>46.25</text:p>
          </table:table-cell>
          <table:table-cell table:style-name="ce41" table:formula="of:=AVERAGE([.R36:.R45])" office:value-type="float" office:value="47.14284" calcext:value-type="float">
            <text:p>47.14</text:p>
          </table:table-cell>
          <table:table-cell table:style-name="ce62" table:formula="of:=AVERAGE([.S36:.S45])" office:value-type="float" office:value="46.92062" calcext:value-type="float">
            <text:p>46.92</text:p>
          </table:table-cell>
          <table:table-cell table:style-name="ce45" table:formula="of:=AVERAGE([.T36:.T45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4.7619" calcext:value-type="float">
            <text:p>64.76</text:p>
          </table:table-cell>
          <table:table-cell table:style-name="ce44" office:value-type="float" office:value="65.7143" calcext:value-type="float">
            <text:p>65.71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40.9524" calcext:value-type="float">
            <text:p>40.95</text:p>
          </table:table-cell>
          <table:table-cell table:style-name="ce44" office:value-type="float" office:value="43.8095" calcext:value-type="float">
            <text:p>43.81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55.2381" calcext:value-type="float">
            <text:p>55.24</text:p>
          </table:table-cell>
          <table:table-cell table:number-columns-repeated="3" table:style-name="ce44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26.6667" calcext:value-type="float">
            <text:p>26.67</text:p>
          </table:table-cell>
          <table:table-cell table:number-columns-repeated="3" table:style-name="ce44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2"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73.3333" calcext:value-type="float">
            <text:p>73.33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8.8889" calcext:value-type="float">
            <text:p>68.89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 table:style-name="ce44" office:value-type="float" office:value="71.1111" calcext:value-type="float">
            <text:p>71.11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5" table:formula="of:=AVERAGE([.C51:.C60])" office:value-type="float" office:value="52.03173" calcext:value-type="float">
            <text:p>52.03</text:p>
          </table:table-cell>
          <table:table-cell table:style-name="ce47" table:formula="of:=AVERAGE([.D51:.D60])" office:value-type="float" office:value="53.01588" calcext:value-type="float">
            <text:p>53.02</text:p>
          </table:table-cell>
          <table:table-cell table:style-name="ce48" table:formula="of:=AVERAGE([.E51:.E60])" office:value-type="float" office:value="52.60317" calcext:value-type="float">
            <text:p>52.60</text:p>
          </table:table-cell>
          <table:table-cell table:style-name="ce45" table:formula="of:=AVERAGE([.F51:.F60])" office:value-type="float" office:value="52.28571" calcext:value-type="float">
            <text:p>52.29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2" table:formula="of:=AVERAGE([.J51:.J60])" office:value-type="float" office:value="50.98413" calcext:value-type="float">
            <text:p>50.98</text:p>
          </table:table-cell>
          <table:table-cell table:style-name="ce53" table:formula="of:=AVERAGE([.K51:.K60])" office:value-type="float" office:value="51.6508" calcext:value-type="float">
            <text:p>51.65</text:p>
          </table:table-cell>
          <table:table-cell table:style-name="ce59" table:formula="of:=AVERAGE([.L51:.L60])" office:value-type="float" office:value="50.98413" calcext:value-type="float">
            <text:p>50.98</text:p>
          </table:table-cell>
          <table:table-cell table:style-name="ce52" table:formula="of:=AVERAGE([.M51:.M60])" office:value-type="float" office:value="50.8254" calcext:value-type="float">
            <text:p>50.83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51:.Q60])" office:value-type="float" office:value="49.52381" calcext:value-type="float">
            <text:p>49.52</text:p>
          </table:table-cell>
          <table:table-cell table:style-name="ce61" table:formula="of:=AVERAGE([.R51:.R60])" office:value-type="float" office:value="48.09523" calcext:value-type="float">
            <text:p>48.10</text:p>
          </table:table-cell>
          <table:table-cell table:style-name="ce48" table:formula="of:=AVERAGE([.S51:.S60])" office:value-type="float" office:value="47.87301" calcext:value-type="float">
            <text:p>47.87</text:p>
          </table:table-cell>
          <table:table-cell table:style-name="ce51" table:formula="of:=AVERAGE([.T51:.T60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Wise" table:style-name="ta1"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44"/>
        <table:table-row table:style-name="ro1">
          <table:table-cell table:style-name="ce64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4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3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4228" calcext:value-type="float">
            <text:p>73.42</text:p>
          </table:table-cell>
          <table:table-cell office:value-type="float" office:value="50.7235" calcext:value-type="float">
            <text:p>50.72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3914" calcext:value-type="float">
            <text:p>80.39</text:p>
          </table:table-cell>
          <table:table-cell office:value-type="float" office:value="55.4985" calcext:value-type="float">
            <text:p>55.5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455" calcext:value-type="float">
            <text:p>78.46</text:p>
          </table:table-cell>
          <table:table-cell office:value-type="float" office:value="62.6199" calcext:value-type="float">
            <text:p>62.62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7402" calcext:value-type="float">
            <text:p>92.74</text:p>
          </table:table-cell>
          <table:table-cell office:value-type="float" office:value="91.3801" calcext:value-type="float">
            <text:p>91.38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6.5351" calcext:value-type="float">
            <text:p>86.54</text:p>
          </table:table-cell>
          <table:table-cell office:value-type="float" office:value="56.4857" calcext:value-type="float">
            <text:p>56.49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8.9348" calcext:value-type="float">
            <text:p>88.93</text:p>
          </table:table-cell>
          <table:table-cell office:value-type="float" office:value="65.1503" calcext:value-type="float">
            <text:p>65.15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2.8039" calcext:value-type="float">
            <text:p>82.80</text:p>
          </table:table-cell>
          <table:table-cell office:value-type="float" office:value="63.8786" calcext:value-type="float">
            <text:p>63.88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9.3189" calcext:value-type="float">
            <text:p>79.32</text:p>
          </table:table-cell>
          <table:table-cell office:value-type="float" office:value="70.459" calcext:value-type="float">
            <text:p>70.46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7.6207" calcext:value-type="float">
            <text:p>67.62</text:p>
          </table:table-cell>
          <table:table-cell office:value-type="float" office:value="44.4593" calcext:value-type="float">
            <text:p>44.46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7319" calcext:value-type="float">
            <text:p>72.73</text:p>
          </table:table-cell>
          <table:table-cell office:value-type="float" office:value="46.9733" calcext:value-type="float">
            <text:p>46.97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6231" calcext:value-type="float">
            <text:p>79.62</text:p>
          </table:table-cell>
          <table:table-cell office:value-type="float" office:value="51.2267" calcext:value-type="float">
            <text:p>51.23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907" calcext:value-type="float">
            <text:p>85.59</text:p>
          </table:table-cell>
          <table:table-cell office:value-type="float" office:value="58.9847" calcext:value-type="float">
            <text:p>58.98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3.8939" calcext:value-type="float">
            <text:p>83.89</text:p>
          </table:table-cell>
          <table:table-cell office:value-type="float" office:value="52.6348" calcext:value-type="float">
            <text:p>52.63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0.3209" calcext:value-type="float">
            <text:p>90.32</text:p>
          </table:table-cell>
          <table:table-cell office:value-type="float" office:value="61.8862" calcext:value-type="float">
            <text:p>61.89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775" calcext:value-type="float">
            <text:p>93.78</text:p>
          </table:table-cell>
          <table:table-cell office:value-type="float" office:value="80.3568" calcext:value-type="float">
            <text:p>80.36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81.9497" calcext:value-type="float">
            <text:p>81.95</text:p>
          </table:table-cell>
          <table:table-cell office:value-type="float" office:value="55.6031" calcext:value-type="float">
            <text:p>55.60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2.637" calcext:value-type="float">
            <text:p>82.64</text:p>
          </table:table-cell>
          <table:table-cell office:value-type="float" office:value="88.7256" calcext:value-type="float">
            <text:p>88.73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65" calcext:value-type="float">
            <text:p>84.37</text:p>
          </table:table-cell>
          <table:table-cell office:value-type="float" office:value="64.3916" calcext:value-type="float">
            <text:p>64.39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1828" calcext:value-type="float">
            <text:p>77.18</text:p>
          </table:table-cell>
          <table:table-cell office:value-type="float" office:value="56.6673" calcext:value-type="float">
            <text:p>56.67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9:.C18])" office:value-type="float" office:value="81.07958" calcext:value-type="float">
            <text:p>81.08</text:p>
          </table:table-cell>
          <table:table-cell table:style-name="ce70" table:formula="of:=AVERAGE([.D9:.D18])" office:value-type="float" office:value="58.2477" calcext:value-type="float">
            <text:p>58.25</text:p>
          </table:table-cell>
          <table:table-cell table:style-name="ce59" table:formula="of:=AVERAGE([.E9:.E18])" office:value-type="float" office:value="59.00342" calcext:value-type="float">
            <text:p>59.0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9:.I18])" office:value-type="float" office:value="80.95018" calcext:value-type="float">
            <text:p>80.95</text:p>
          </table:table-cell>
          <table:table-cell table:style-name="ce70" table:formula="of:=AVERAGE([.J9:.J18])" office:value-type="float" office:value="57.50114" calcext:value-type="float">
            <text:p>57.50</text:p>
          </table:table-cell>
          <table:table-cell table:style-name="ce59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9:.O18])" office:value-type="float" office:value="82.96028" calcext:value-type="float">
            <text:p>82.96</text:p>
          </table:table-cell>
          <table:table-cell table:style-name="ce70" table:formula="of:=AVERAGE([.P9:.P18])" office:value-type="float" office:value="64.9978" calcext:value-type="float">
            <text:p>65.00</text:p>
          </table:table-cell>
          <table:table-cell table:style-name="ce59" table:formula="of:=AVERAGE([.Q9:.Q18])" office:value-type="float" office:value="66.42849" calcext:value-type="float">
            <text:p>66.4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1658" calcext:value-type="float">
            <text:p>80.17</text:p>
          </table:table-cell>
          <table:table-cell office:value-type="float" office:value="52.8571" calcext:value-type="float">
            <text:p>52.86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9.0453" calcext:value-type="float">
            <text:p>79.05</text:p>
          </table:table-cell>
          <table:table-cell office:value-type="float" office:value="63.3892" calcext:value-type="float">
            <text:p>63.39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1246" calcext:value-type="float">
            <text:p>85.12</text:p>
          </table:table-cell>
          <table:table-cell office:value-type="float" office:value="52.1233" calcext:value-type="float">
            <text:p>52.12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8.603" calcext:value-type="float">
            <text:p>88.60</text:p>
          </table:table-cell>
          <table:table-cell office:value-type="float" office:value="64.5046" calcext:value-type="float">
            <text:p>64.50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694" calcext:value-type="float">
            <text:p>81.69</text:p>
          </table:table-cell>
          <table:table-cell office:value-type="float" office:value="43.943" calcext:value-type="float">
            <text:p>43.94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8425" calcext:value-type="float">
            <text:p>83.84</text:p>
          </table:table-cell>
          <table:table-cell office:value-type="float" office:value="61.6916" calcext:value-type="float">
            <text:p>61.69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4225" calcext:value-type="float">
            <text:p>81.42</text:p>
          </table:table-cell>
          <table:table-cell office:value-type="float" office:value="75.0297" calcext:value-type="float">
            <text:p>75.03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0.0036" calcext:value-type="float">
            <text:p>80.00</text:p>
          </table:table-cell>
          <table:table-cell office:value-type="float" office:value="47.4614" calcext:value-type="float">
            <text:p>47.46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1.7904" calcext:value-type="float">
            <text:p>81.79</text:p>
          </table:table-cell>
          <table:table-cell office:value-type="float" office:value="65.5669" calcext:value-type="float">
            <text:p>65.57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062" calcext:value-type="float">
            <text:p>85.51</text:p>
          </table:table-cell>
          <table:table-cell office:value-type="float" office:value="59.1558" calcext:value-type="float">
            <text:p>59.16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9106" calcext:value-type="float">
            <text:p>90.91</text:p>
          </table:table-cell>
          <table:table-cell office:value-type="float" office:value="91.1527" calcext:value-type="float">
            <text:p>91.15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8.4492" calcext:value-type="float">
            <text:p>88.45</text:p>
          </table:table-cell>
          <table:table-cell office:value-type="float" office:value="61.0602" calcext:value-type="float">
            <text:p>61.06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1.7571" calcext:value-type="float">
            <text:p>81.76</text:p>
          </table:table-cell>
          <table:table-cell office:value-type="float" office:value="50.2107" calcext:value-type="float">
            <text:p>50.21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5634" calcext:value-type="float">
            <text:p>77.56</text:p>
          </table:table-cell>
          <table:table-cell office:value-type="float" office:value="50.074" calcext:value-type="float">
            <text:p>50.0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0.8903" calcext:value-type="float">
            <text:p>90.89</text:p>
          </table:table-cell>
          <table:table-cell office:value-type="float" office:value="88.5738" calcext:value-type="float">
            <text:p>88.5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062" calcext:value-type="float">
            <text:p>84.31</text:p>
          </table:table-cell>
          <table:table-cell office:value-type="float" office:value="76.4741" calcext:value-type="float">
            <text:p>76.47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2.3946" calcext:value-type="float">
            <text:p>72.39</text:p>
          </table:table-cell>
          <table:table-cell office:value-type="float" office:value="45.449" calcext:value-type="float">
            <text:p>45.45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24:.C33])" office:value-type="float" office:value="80.89501" calcext:value-type="float">
            <text:p>80.90</text:p>
          </table:table-cell>
          <table:table-cell table:style-name="ce70" table:formula="of:=AVERAGE([.D24:.D33])" office:value-type="float" office:value="60.31185" calcext:value-type="float">
            <text:p>60.31</text:p>
          </table:table-cell>
          <table:table-cell table:style-name="ce59" table:formula="of:=AVERAGE([.E24:.E33])" office:value-type="float" office:value="60.77311" calcext:value-type="float">
            <text:p>60.7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24:.I33])" office:value-type="float" office:value="85.55311" calcext:value-type="float">
            <text:p>85.55</text:p>
          </table:table-cell>
          <table:table-cell table:style-name="ce70" table:formula="of:=AVERAGE([.J24:.J33])" office:value-type="float" office:value="65.41673" calcext:value-type="float">
            <text:p>65.42</text:p>
          </table:table-cell>
          <table:table-cell table:style-name="ce59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24:.O33])" office:value-type="float" office:value="82.85735" calcext:value-type="float">
            <text:p>82.86</text:p>
          </table:table-cell>
          <table:table-cell table:style-name="ce70" table:formula="of:=AVERAGE([.P24:.P33])" office:value-type="float" office:value="59.90295" calcext:value-type="float">
            <text:p>59.90</text:p>
          </table:table-cell>
          <table:table-cell table:style-name="ce59" table:formula="of:=AVERAGE([.Q24:.Q33])" office:value-type="float" office:value="57.91424" calcext:value-type="float">
            <text:p>57.91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0197" calcext:value-type="float">
            <text:p>73.02</text:p>
          </table:table-cell>
          <table:table-cell office:value-type="float" office:value="50.6393" calcext:value-type="float">
            <text:p>50.64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6.4365" calcext:value-type="float">
            <text:p>76.44</text:p>
          </table:table-cell>
          <table:table-cell office:value-type="float" office:value="52.6192" calcext:value-type="float">
            <text:p>52.62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5.6253" calcext:value-type="float">
            <text:p>65.63</text:p>
          </table:table-cell>
          <table:table-cell office:value-type="float" office:value="42.2625" calcext:value-type="float">
            <text:p>42.26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76" calcext:value-type="float">
            <text:p>78.76</text:p>
          </table:table-cell>
          <table:table-cell office:value-type="float" office:value="62.6156" calcext:value-type="float">
            <text:p>62.62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1.7066" calcext:value-type="float">
            <text:p>81.71</text:p>
          </table:table-cell>
          <table:table-cell office:value-type="float" office:value="48.2439" calcext:value-type="float">
            <text:p>48.24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9152" calcext:value-type="float">
            <text:p>92.92</text:p>
          </table:table-cell>
          <table:table-cell office:value-type="float" office:value="94.2836" calcext:value-type="float">
            <text:p>94.28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4283" calcext:value-type="float">
            <text:p>87.43</text:p>
          </table:table-cell>
          <table:table-cell office:value-type="float" office:value="58.8077" calcext:value-type="float">
            <text:p>58.81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9.0597" calcext:value-type="float">
            <text:p>69.06</text:p>
          </table:table-cell>
          <table:table-cell office:value-type="float" office:value="40.9028" calcext:value-type="float">
            <text:p>40.90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5255" calcext:value-type="float">
            <text:p>81.53</text:p>
          </table:table-cell>
          <table:table-cell office:value-type="float" office:value="36.9747" calcext:value-type="float">
            <text:p>36.97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6109" calcext:value-type="float">
            <text:p>77.61</text:p>
          </table:table-cell>
          <table:table-cell office:value-type="float" office:value="52.4778" calcext:value-type="float">
            <text:p>52.48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4938" calcext:value-type="float">
            <text:p>79.49</text:p>
          </table:table-cell>
          <table:table-cell office:value-type="float" office:value="54.2803" calcext:value-type="float">
            <text:p>54.28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9.8473" calcext:value-type="float">
            <text:p>69.85</text:p>
          </table:table-cell>
          <table:table-cell office:value-type="float" office:value="41.7706" calcext:value-type="float">
            <text:p>41.77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941" calcext:value-type="float">
            <text:p>81.94</text:p>
          </table:table-cell>
          <table:table-cell office:value-type="float" office:value="75.193" calcext:value-type="float">
            <text:p>75.19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693" calcext:value-type="float">
            <text:p>79.69</text:p>
          </table:table-cell>
          <table:table-cell office:value-type="float" office:value="61.7819" calcext:value-type="float">
            <text:p>61.78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916" calcext:value-type="float">
            <text:p>86.39</text:p>
          </table:table-cell>
          <table:table-cell office:value-type="float" office:value="56.5648" calcext:value-type="float">
            <text:p>56.56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4.546" calcext:value-type="float">
            <text:p>94.55</text:p>
          </table:table-cell>
          <table:table-cell office:value-type="float" office:value="70.3805" calcext:value-type="float">
            <text:p>70.38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0.6211" calcext:value-type="float">
            <text:p>90.62</text:p>
          </table:table-cell>
          <table:table-cell office:value-type="float" office:value="67.0732" calcext:value-type="float">
            <text:p>67.07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3.2668" calcext:value-type="float">
            <text:p>83.27</text:p>
          </table:table-cell>
          <table:table-cell office:value-type="float" office:value="56.6263" calcext:value-type="float">
            <text:p>56.63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3884" calcext:value-type="float">
            <text:p>90.39</text:p>
          </table:table-cell>
          <table:table-cell office:value-type="float" office:value="56.8413" calcext:value-type="float">
            <text:p>56.84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5362" calcext:value-type="float">
            <text:p>90.54</text:p>
          </table:table-cell>
          <table:table-cell office:value-type="float" office:value="66.6571" calcext:value-type="float">
            <text:p>66.66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9.5796" calcext:value-type="float">
            <text:p>89.58</text:p>
          </table:table-cell>
          <table:table-cell office:value-type="float" office:value="63.026" calcext:value-type="float">
            <text:p>63.03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4.3768" calcext:value-type="float">
            <text:p>84.38</text:p>
          </table:table-cell>
          <table:table-cell office:value-type="float" office:value="53.3893" calcext:value-type="float">
            <text:p>53.39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4449" calcext:value-type="float">
            <text:p>77.44</text:p>
          </table:table-cell>
          <table:table-cell office:value-type="float" office:value="46.7675" calcext:value-type="float">
            <text:p>46.77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6058" calcext:value-type="float">
            <text:p>77.61</text:p>
          </table:table-cell>
          <table:table-cell office:value-type="float" office:value="49.3783" calcext:value-type="float">
            <text:p>49.38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3.8362" calcext:value-type="float">
            <text:p>83.84</text:p>
          </table:table-cell>
          <table:table-cell office:value-type="float" office:value="50.9828" calcext:value-type="float">
            <text:p>50.98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975" calcext:value-type="float">
            <text:p>95.20</text:p>
          </table:table-cell>
          <table:table-cell office:value-type="float" office:value="84.3422" calcext:value-type="float">
            <text:p>84.34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633" calcext:value-type="float">
            <text:p>93.63</text:p>
          </table:table-cell>
          <table:table-cell office:value-type="float" office:value="84.982" calcext:value-type="float">
            <text:p>84.98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2589" calcext:value-type="float">
            <text:p>78.26</text:p>
          </table:table-cell>
          <table:table-cell office:value-type="float" office:value="54.9379" calcext:value-type="float">
            <text:p>54.94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1.441" calcext:value-type="float">
            <text:p>81.44</text:p>
          </table:table-cell>
          <table:table-cell office:value-type="float" office:value="50.4505" calcext:value-type="float">
            <text:p>50.45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39:.C48])" office:value-type="float" office:value="81.58244" calcext:value-type="float">
            <text:p>81.58</text:p>
          </table:table-cell>
          <table:table-cell table:style-name="ce70" table:formula="of:=AVERAGE([.D39:.D48])" office:value-type="float" office:value="60.2217" calcext:value-type="float">
            <text:p>60.22</text:p>
          </table:table-cell>
          <table:table-cell table:style-name="ce59" table:formula="of:=AVERAGE([.E39:.E48])" office:value-type="float" office:value="60.96516" calcext:value-type="float">
            <text:p>60.9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39:.I48])" office:value-type="float" office:value="81.77959" calcext:value-type="float">
            <text:p>81.78</text:p>
          </table:table-cell>
          <table:table-cell table:style-name="ce70" table:formula="of:=AVERAGE([.J39:.J48])" office:value-type="float" office:value="54.43599" calcext:value-type="float">
            <text:p>54.44</text:p>
          </table:table-cell>
          <table:table-cell table:style-name="ce59" table:formula="of:=AVERAGE([.K39:.K48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39:.O48])" office:value-type="float" office:value="83.15456" calcext:value-type="float">
            <text:p>83.15</text:p>
          </table:table-cell>
          <table:table-cell table:style-name="ce70" table:formula="of:=AVERAGE([.P39:.P48])" office:value-type="float" office:value="58.71467" calcext:value-type="float">
            <text:p>58.71</text:p>
          </table:table-cell>
          <table:table-cell table:style-name="ce59" table:formula="of:=AVERAGE([.Q39:.Q48])" office:value-type="float" office:value="59.93077" calcext:value-type="float">
            <text:p>59.9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9216" calcext:value-type="float">
            <text:p>78.92</text:p>
          </table:table-cell>
          <table:table-cell office:value-type="float" office:value="46.0798" calcext:value-type="float">
            <text:p>46.08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3937" calcext:value-type="float">
            <text:p>78.39</text:p>
          </table:table-cell>
          <table:table-cell office:value-type="float" office:value="45.9823" calcext:value-type="float">
            <text:p>45.98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5126" calcext:value-type="float">
            <text:p>78.51</text:p>
          </table:table-cell>
          <table:table-cell office:value-type="float" office:value="62.5922" calcext:value-type="float">
            <text:p>62.59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8042" calcext:value-type="float">
            <text:p>93.80</text:p>
          </table:table-cell>
          <table:table-cell office:value-type="float" office:value="91.7247" calcext:value-type="float">
            <text:p>91.72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8328" calcext:value-type="float">
            <text:p>86.83</text:p>
          </table:table-cell>
          <table:table-cell office:value-type="float" office:value="87.9494" calcext:value-type="float">
            <text:p>87.95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6149" calcext:value-type="float">
            <text:p>87.61</text:p>
          </table:table-cell>
          <table:table-cell office:value-type="float" office:value="59.4189" calcext:value-type="float">
            <text:p>59.42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4.6471" calcext:value-type="float">
            <text:p>74.65</text:p>
          </table:table-cell>
          <table:table-cell office:value-type="float" office:value="40.1217" calcext:value-type="float">
            <text:p>40.12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5.0966" calcext:value-type="float">
            <text:p>85.10</text:p>
          </table:table-cell>
          <table:table-cell office:value-type="float" office:value="50.0881" calcext:value-type="float">
            <text:p>50.09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9528" calcext:value-type="float">
            <text:p>77.95</text:p>
          </table:table-cell>
          <table:table-cell office:value-type="float" office:value="54.2257" calcext:value-type="float">
            <text:p>54.23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8996" calcext:value-type="float">
            <text:p>78.90</text:p>
          </table:table-cell>
          <table:table-cell office:value-type="float" office:value="53.3792" calcext:value-type="float">
            <text:p>53.38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4095" calcext:value-type="float">
            <text:p>66.41</text:p>
          </table:table-cell>
          <table:table-cell office:value-type="float" office:value="42.4026" calcext:value-type="float">
            <text:p>42.40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8.0305" calcext:value-type="float">
            <text:p>78.03</text:p>
          </table:table-cell>
          <table:table-cell office:value-type="float" office:value="55.7937" calcext:value-type="float">
            <text:p>55.79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746" calcext:value-type="float">
            <text:p>86.37</text:p>
          </table:table-cell>
          <table:table-cell office:value-type="float" office:value="56.1755" calcext:value-type="float">
            <text:p>56.18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7.2576" calcext:value-type="float">
            <text:p>87.26</text:p>
          </table:table-cell>
          <table:table-cell office:value-type="float" office:value="56.4247" calcext:value-type="float">
            <text:p>56.42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3.6901" calcext:value-type="float">
            <text:p>73.69</text:p>
          </table:table-cell>
          <table:table-cell office:value-type="float" office:value="50.8906" calcext:value-type="float">
            <text:p>50.89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9744" calcext:value-type="float">
            <text:p>84.97</text:p>
          </table:table-cell>
          <table:table-cell office:value-type="float" office:value="49.4372" calcext:value-type="float">
            <text:p>49.44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9.2215" calcext:value-type="float">
            <text:p>89.22</text:p>
          </table:table-cell>
          <table:table-cell office:value-type="float" office:value="58.6676" calcext:value-type="float">
            <text:p>58.67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4.2566" calcext:value-type="float">
            <text:p>84.26</text:p>
          </table:table-cell>
          <table:table-cell office:value-type="float" office:value="57.6209" calcext:value-type="float">
            <text:p>57.62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1678" calcext:value-type="float">
            <text:p>90.17</text:p>
          </table:table-cell>
          <table:table-cell office:value-type="float" office:value="63.1901" calcext:value-type="float">
            <text:p>63.1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5.3775" calcext:value-type="float">
            <text:p>75.38</text:p>
          </table:table-cell>
          <table:table-cell office:value-type="float" office:value="42.9279" calcext:value-type="float">
            <text:p>42.93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3.2318" calcext:value-type="float">
            <text:p>93.23</text:p>
          </table:table-cell>
          <table:table-cell office:value-type="float" office:value="68.1192" calcext:value-type="float">
            <text:p>68.12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5.9934" calcext:value-type="float">
            <text:p>85.99</text:p>
          </table:table-cell>
          <table:table-cell office:value-type="float" office:value="55.9453" calcext:value-type="float">
            <text:p>55.95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7724" calcext:value-type="float">
            <text:p>77.77</text:p>
          </table:table-cell>
          <table:table-cell office:value-type="float" office:value="53.6041" calcext:value-type="float">
            <text:p>53.60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0.1941" calcext:value-type="float">
            <text:p>70.19</text:p>
          </table:table-cell>
          <table:table-cell office:value-type="float" office:value="47.9169" calcext:value-type="float">
            <text:p>47.92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66" calcext:value-type="float">
            <text:p>80.27</text:p>
          </table:table-cell>
          <table:table-cell office:value-type="float" office:value="50.5531" calcext:value-type="float">
            <text:p>50.55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2.5976" calcext:value-type="float">
            <text:p>92.60</text:p>
          </table:table-cell>
          <table:table-cell office:value-type="float" office:value="92.5841" calcext:value-type="float">
            <text:p>92.58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8287" calcext:value-type="float">
            <text:p>93.83</text:p>
          </table:table-cell>
          <table:table-cell office:value-type="float" office:value="85.0713" calcext:value-type="float">
            <text:p>85.07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6774" calcext:value-type="float">
            <text:p>78.68</text:p>
          </table:table-cell>
          <table:table-cell office:value-type="float" office:value="54.3277" calcext:value-type="float">
            <text:p>54.33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582" calcext:value-type="float">
            <text:p>77.36</text:p>
          </table:table-cell>
          <table:table-cell office:value-type="float" office:value="43.1644" calcext:value-type="float">
            <text:p>43.1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54:.C63])" office:value-type="float" office:value="81.02813" calcext:value-type="float">
            <text:p>81.03</text:p>
          </table:table-cell>
          <table:table-cell table:style-name="ce70" table:formula="of:=AVERAGE([.D54:.D63])" office:value-type="float" office:value="59.22593" calcext:value-type="float">
            <text:p>59.23</text:p>
          </table:table-cell>
          <table:table-cell table:style-name="ce59" table:formula="of:=AVERAGE([.E54:.E63])" office:value-type="float" office:value="60.8994" calcext:value-type="float">
            <text:p>60.9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54:.I63])" office:value-type="float" office:value="83.27261" calcext:value-type="float">
            <text:p>83.27</text:p>
          </table:table-cell>
          <table:table-cell table:style-name="ce70" table:formula="of:=AVERAGE([.J54:.J63])" office:value-type="float" office:value="56.09343" calcext:value-type="float">
            <text:p>56.09</text:p>
          </table:table-cell>
          <table:table-cell table:style-name="ce59" table:formula="of:=AVERAGE([.K54:.K63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54:.O63])" office:value-type="float" office:value="81.63174" calcext:value-type="float">
            <text:p>81.63</text:p>
          </table:table-cell>
          <table:table-cell table:style-name="ce70" table:formula="of:=AVERAGE([.P54:.P63])" office:value-type="float" office:value="57.37952" calcext:value-type="float">
            <text:p>57.38</text:p>
          </table:table-cell>
          <table:table-cell table:style-name="ce59" table:formula="of:=AVERAGE([.Q54:.Q63])" office:value-type="float" office:value="56.3224" calcext:value-type="float">
            <text:p>56.32</text:p>
          </table:table-cell>
        </table:table-row>
      </table:table>
      <table:table table:name="Results for Paper - Pair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9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81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5.5556" calcext:value-type="float">
            <text:p>35.5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6" office:value-type="float" office:value="67.619" calcext:value-type="float">
            <text:p>67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8.5714" calcext:value-type="float">
            <text:p>4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5.7143" calcext:value-type="float">
            <text:p>45.7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6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33.3333" calcext:value-type="float">
            <text:p>3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6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6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28.8889" calcext:value-type="float">
            <text:p>2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2.09523" calcext:value-type="float">
            <text:p>52.1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0.41271" calcext:value-type="float">
            <text:p>50.4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51.90475" calcext:value-type="float">
            <text:p>51.9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11.4808072174632" calcext:value-type="float">
            <text:p>11.48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1.6255954199201" calcext:value-type="float">
            <text:p>11.6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9.27029256774923" calcext:value-type="float">
            <text:p>9.27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9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80"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8" office:value-type="float" office:value="68.5714" calcext:value-type="float">
            <text:p>6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79" office:value-type="float" office:value="52.381" calcext:value-type="float">
            <text:p>52.3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8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79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79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8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79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8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7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79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79" office:value-type="float" office:value="35.5556" calcext:value-type="float">
            <text:p>35.56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52.6349" calcext:value-type="float">
            <text:p>52.6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24:.G33])" office:value-type="float" office:value="56.73016" calcext:value-type="float">
            <text:p>56.7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3.68254" calcext:value-type="float">
            <text:p>53.68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3.2099820586975" calcext:value-type="float">
            <text:p>13.21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3.1020958342295" calcext:value-type="float">
            <text:p>13.10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0.2623002814725" calcext:value-type="float">
            <text:p>10.2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3.8095" calcext:value-type="float">
            <text:p>63.8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52.15872" calcext:value-type="float">
            <text:p>52.16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1.80951" calcext:value-type="float">
            <text:p>51.8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46.92062" calcext:value-type="float">
            <text:p>46.9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2.2934227543566" calcext:value-type="float">
            <text:p>12.29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1.9514006095474" calcext:value-type="float">
            <text:p>11.95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16.8548652799125" calcext:value-type="float">
            <text:p>16.85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619" calcext:value-type="float">
            <text:p>64.7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0.9524" calcext:value-type="float">
            <text:p>40.95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4.2857" calcext:value-type="float">
            <text:p>54.29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52.03173" calcext:value-type="float">
            <text:p>52.0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0.98413" calcext:value-type="float">
            <text:p>50.98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47.87301" calcext:value-type="float">
            <text:p>47.8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1715625681268" calcext:value-type="float">
            <text:p>14.17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9.7391346178475" calcext:value-type="float">
            <text:p>9.7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3.3910116216853" calcext:value-type="float">
            <text:p>13.39</text:p>
          </table:table-cell>
        </table:table-row>
      </table:table>
      <table:table table:name="Results for Paper - List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9.00342" calcext:value-type="float">
            <text:p>59.0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66.42849" calcext:value-type="float">
            <text:p>66.4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8.69620556651642" calcext:value-type="float">
            <text:p>8.70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2.1435700557263" calcext:value-type="float">
            <text:p>12.1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16.5890514624991" calcext:value-type="float">
            <text:p>16.59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60.77311" calcext:value-type="float">
            <text:p>60.7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82" table:formula="of:=AVERAGE([.G24:.G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7.91424" calcext:value-type="float">
            <text:p>57.91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1.5354462340552" calcext:value-type="float">
            <text:p>11.54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6.5621605166751" calcext:value-type="float">
            <text:p>16.56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4.6115756139667" calcext:value-type="float">
            <text:p>14.61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60.96516" calcext:value-type="float">
            <text:p>60.9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59.93077" calcext:value-type="float">
            <text:p>59.9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4.7228462643154" calcext:value-type="float">
            <text:p>14.72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3.9587052280965" calcext:value-type="float">
            <text:p>13.96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21.1632186583258" calcext:value-type="float">
            <text:p>21.1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60.8994" calcext:value-type="float">
            <text:p>60.9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56.3224" calcext:value-type="float">
            <text:p>56.3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4391759427838" calcext:value-type="float">
            <text:p>14.4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14.1291919435889" calcext:value-type="float">
            <text:p>14.1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6.0695738794365" calcext:value-type="float">
            <text:p>16.07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44cm" fo:margin-bottom="0.818cm" fo:margin-left="3.833cm" fo:margin-right="4.078cm" style:shadow="none" fo:background-color="transparent" style:scale-to="8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6:13:02.351419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6T20:25:47.564216757</dc:date>
    <meta:editing-duration>P2DT7H35M50S</meta:editing-duration>
    <meta:editing-cycles>125</meta:editing-cycles>
    <meta:generator>LibreOffice/4.2.8.2$Linux_X86_64 LibreOffice_project/420m0$Build-2</meta:generator>
    <meta:print-date>2016-03-29T14:05:14.720502845</meta:print-date>
    <meta:document-statistic meta:table-count="7" meta:cell-count="2725" meta:object-count="0"/>
  </office:meta>
</office:document-meta>
</file>